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6a9" officeooo:paragraph-rsid="001fb6a9"/>
    </style:style>
    <style:style style:name="P2" style:family="paragraph" style:parent-style-name="Standard">
      <style:text-properties fo:font-weight="bold" officeooo:rsid="001fb6a9" officeooo:paragraph-rsid="001fb6a9" style:font-weight-asian="bold" style:font-weight-complex="bold"/>
    </style:style>
    <style:style style:name="P3" style:family="paragraph" style:parent-style-name="Standard">
      <style:text-properties fo:font-weight="bold" officeooo:rsid="001fb6a9" officeooo:paragraph-rsid="001fb6a9" style:font-weight-asian="bold" style:font-weight-complex="bold"/>
    </style:style>
    <style:style style:name="P4" style:family="paragraph" style:parent-style-name="Standard">
      <style:text-properties fo:font-weight="bold" officeooo:rsid="00212d46" officeooo:paragraph-rsid="00212d46" style:font-weight-asian="bold" style:font-weight-complex="bold"/>
    </style:style>
    <style:style style:name="P5" style:family="paragraph" style:parent-style-name="Standard">
      <style:text-properties officeooo:rsid="001fb6a9" officeooo:paragraph-rsid="001fb6a9"/>
    </style:style>
    <style:style style:name="P6" style:family="paragraph" style:parent-style-name="Standard">
      <style:text-properties officeooo:rsid="00212d46" officeooo:paragraph-rsid="00212d46"/>
    </style:style>
    <style:style style:name="P7" style:family="paragraph" style:parent-style-name="Standard">
      <style:text-properties fo:font-weight="normal" officeooo:rsid="00212d46" officeooo:paragraph-rsid="00212d46" style:font-weight-asian="normal" style:font-weight-complex="normal"/>
    </style:style>
    <style:style style:name="T1" style:family="text">
      <style:text-properties officeooo:rsid="00212d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icionar livro</text:p>
      <text:p text:style-name="P2"/>
      <text:p text:style-name="P7">Rodar o seed;</text:p>
      <text:p text:style-name="P4"/>
      <text:p text:style-name="P1">POST na rota /books enviando pelo body </text:p>
      <text:p text:style-name="P6">{</text:p>
      <text:p text:style-name="P1"><text:s text:c="2"/>"title":"Testador",</text:p>
      <text:p text:style-name="P1"><text:s text:c="2"/>"isbn": "4487254921611",</text:p>
      <text:p text:style-name="P1"><text:s text:c="2"/>"authorId": [1],</text:p>
      <text:p text:style-name="P1"><text:s text:c="2"/>"categoryId": 1,</text:p>
      <text:p text:style-name="P1"><text:s text:c="2"/>"genreId": [1, 2],</text:p>
      <text:p text:style-name="P1"><text:s text:c="2"/>"yearId": 1,</text:p>
      <text:p text:style-name="P1"><text:s text:c="2"/>"countryId": 1</text:p>
      <text:p text:style-name="P1">}</text:p>
      <text:p text:style-name="P1"/>
      <text:p text:style-name="P1"/>
      <text:p text:style-name="P2">Ver lista de livros cadastrados</text:p>
      <text:p text:style-name="P1">GET na rota /books </text:p>
      <text:p text:style-name="P1"/>
      <text:p text:style-name="P1"/>
      <text:p text:style-name="P2">Deletar livro </text:p>
      <text:p text:style-name="P1">DELETE na rota (books/:bookId) passando o “id” do livro que se deseja excluir </text:p>
      <text:p text:style-name="P1"/>
      <text:p text:style-name="P2">Atualizar livro</text:p>
      <text:p text:style-name="P1">PUT na rota /books enviando pelo body </text:p>
      <text:p text:style-name="P1"/>
      <text:p text:style-name="P1">{</text:p>
      <text:p text:style-name="P1"><text:s text:c="2"/>"id": <text:span text:style-name="T1">3</text:span>,</text:p>
      <text:p text:style-name="P1"><text:s text:c="2"/>"title":"Test<text:span text:style-name="T1">e</text:span>",</text:p>
      <text:p text:style-name="P1"><text:s text:c="2"/>"isbn": "4487254921611",</text:p>
      <text:p text:style-name="P1"><text:s text:c="2"/>"authorId": [<text:span text:style-name="T1">2</text:span>],</text:p>
      <text:p text:style-name="P1"><text:s text:c="2"/>"categoryId": 1,</text:p>
      <text:p text:style-name="P1"><text:s text:c="2"/>"genreId": [2],</text:p>
      <text:p text:style-name="P1"><text:s text:c="2"/>"yearId": 1,</text:p>
      <text:p text:style-name="P1"><text:s text:c="2"/>"countryId": 1</text:p>
      <text:p text:style-name="P1">}</text:p>
      <text:p text:style-name="P1"/>
      <text:p text:style-name="P1">no json precisa estar o id correto do livro que deseja atualizar e as novas informações que se deseja atualizar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6:02:08.068398581</meta:creation-date>
    <dc:date>2023-01-30T17:02:56.500813573</dc:date>
    <meta:editing-duration>PT10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9" meta:word-count="98" meta:character-count="647" meta:non-whitespace-character-count="543"/>
  </office:meta>
</office:document-meta>
</file>